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7cm" fo:min-width="0.674cm"/>
    </style:style>
    <style:style style:name="gr9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7cm" fo:min-width="2.04cm"/>
    </style:style>
    <style:style style:name="gr11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2.04cm"/>
    </style:style>
    <style:style style:name="gr12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2.25cm"/>
    </style:style>
    <style:style style:name="gr13" style:family="graphic" style:parent-style-name="standard">
      <style:graphic-properties draw:stroke="none" svg:stroke-color="#000000" draw:fill="solid" draw:fill-color="#ffd320" draw:textarea-horizontal-align="left" draw:auto-grow-height="true" draw:auto-grow-width="true" fo:min-height="0.277cm" fo:min-width="0.501cm"/>
    </style:style>
    <style:style style:name="gr14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34cm" fo:min-width="0.817cm" fo:padding-left="0.203cm"/>
    </style:style>
    <style:style style:name="gr15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34cm" fo:min-width="1.108cm" fo:padding-left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7cm" svg:height="1.505cm" svg:x="3.775cm" svg:y="23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2.54cm" svg:x="11.397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2.54cm" svg:x="11.396cm" svg:y="9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354cm" svg:y1="13.7cm" svg:x2="12.354cm" svg:y2="19.415cm">
          <text:p/>
        </draw:line>
        <draw:connector draw:style-name="gr3" draw:text-style-name="P1" draw:layer="layout" draw:type="line" svg:x1="13.748cm" svg:y1="16.01cm" svg:x2="12.432cm" svg:y2="18.034cm" draw:start-shape="id1" draw:start-glue-point="8" draw:end-shape="id2" draw:end-glue-point="11" svg:d="m13748 16010-1316 2024">
          <text:p/>
        </draw:connector>
        <draw:line draw:style-name="gr2" draw:text-style-name="P1" draw:layer="layout" svg:x1="12.255cm" svg:y1="3.076cm" svg:x2="12.255cm" svg:y2="6.251cm">
          <text:p/>
        </draw:line>
        <draw:custom-shape draw:style-name="gr4" draw:text-style-name="P1" xml:id="id4" draw:id="id4" draw:layer="layout" svg:width="0.426cm" svg:height="0.439cm" svg:x="13.446cm" svg:y="4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0.426cm" svg:height="0.439cm" svg:x="12.076cm" svg:y="3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44cm" svg:y1="3.782cm" svg:x2="13.508cm" svg:y2="4.741cm" draw:start-shape="id3" draw:start-glue-point="9" draw:end-shape="id4" draw:end-glue-point="5" svg:d="m12440 3782 1068 959">
          <text:p/>
        </draw:connector>
        <draw:custom-shape draw:style-name="gr5" draw:text-style-name="P1" xml:id="id6" draw:id="id6" draw:layer="layout" svg:width="0.426cm" svg:height="0.439cm" svg:x="13.506cm" svg:y="8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0.426cm" svg:height="0.439cm" svg:x="12.136cm" svg:y="7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5cm" svg:y1="8.097cm" svg:x2="13.568cm" svg:y2="8.756cm" draw:start-shape="id5" draw:start-glue-point="9" draw:end-shape="id6" draw:end-glue-point="5" svg:d="m12500 8097 1068 659">
          <text:p/>
        </draw:connector>
        <draw:frame draw:style-name="gr6" draw:layer="layout" svg:width="0.502cm" svg:height="1.187cm" svg:x="17.352cm" svg:y="8.94cm">
          <draw:text-box>
            <text:p/>
          </draw:text-box>
        </draw:frame>
        <draw:frame draw:style-name="gr7" draw:text-style-name="P2" draw:layer="layout" svg:width="3.122cm" svg:height="0.806cm" svg:x="16.917cm" svg:y="5.007cm">
          <draw:text-box>
            <text:p><text:span text:style-name="T1">before push</text:span></text:p>
          </draw:text-box>
        </draw:frame>
        <draw:frame draw:style-name="gr8" draw:text-style-name="P2" draw:layer="layout" svg:width="2.908cm" svg:height="5.801cm" svg:x="17.037cm" svg:y="7.327cm">
          <draw:text-box>
            <text:p><text:span text:style-name="T1">after push</text:span></text:p>
            <text:p><text:span text:style-name="T2">Phase 1</text:span></text:p>
            <text:p><text:span text:style-name="T1"/></text:p>
            <text:p><text:span text:style-name="T1">Update</text:span></text:p>
            <text:p><text:span text:style-name="T1">local repository by</text:span></text:p>
            <text:p><text:span text:style-name="T1">pulling integration branch</text:span></text:p>
          </draw:text-box>
        </draw:frame>
        <draw:line draw:style-name="gr9" draw:text-style-name="P1" draw:layer="layout" svg:x1="3.437cm" svg:y1="6.987cm" svg:x2="17.407cm" svg:y2="6.987cm">
          <text:p/>
        </draw:line>
        <draw:frame draw:style-name="gr7" draw:text-style-name="P3" draw:layer="layout" svg:width="2.064cm" svg:height="0.878cm" svg:x="3.807cm" svg:y="1.202cm">
          <draw:text-box>
            <text:p text:style-name="P3"><text:span text:style-name="T3">origin</text:span></text:p>
          </draw:text-box>
        </draw:frame>
        <draw:frame draw:style-name="gr7" draw:text-style-name="P3" draw:layer="layout" svg:width="1.971cm" svg:height="0.878cm" svg:x="11.384cm" svg:y="1.266cm">
          <draw:text-box>
            <text:p text:style-name="P3"><text:span text:style-name="T3">clone</text:span></text:p>
          </draw:text-box>
        </draw:frame>
        <draw:line draw:style-name="gr9" draw:text-style-name="P1" draw:layer="layout" svg:x1="3.437cm" svg:y1="2.272cm" svg:x2="17.407cm" svg:y2="2.272cm">
          <text:p/>
        </draw:line>
        <draw:frame draw:style-name="gr10" draw:text-style-name="P4" draw:layer="layout" svg:width="2.54cm" svg:height="0.725cm" svg:x="14.131cm" svg:y="4.757cm">
          <draw:text-box>
            <text:p><text:span text:style-name="T4">DEV/000</text:span></text:p>
          </draw:text-box>
        </draw:frame>
        <draw:frame draw:style-name="gr11" draw:text-style-name="P4" draw:layer="layout" svg:width="2.54cm" svg:height="0.725cm" svg:x="14.095cm" svg:y="8.561cm">
          <draw:text-box>
            <text:p><text:span text:style-name="T4">FTR/topic</text:span></text:p>
          </draw:text-box>
        </draw:frame>
        <draw:custom-shape draw:style-name="gr5" draw:text-style-name="P1" xml:id="id7" draw:id="id7" draw:layer="layout" svg:width="0.426cm" svg:height="0.439cm" svg:x="10.731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136cm" svg:y1="7.942cm" svg:x2="11.095cm" svg:y2="8.956cm" draw:start-shape="id5" draw:start-glue-point="6" draw:end-shape="id7" draw:end-glue-point="11" svg:d="m12136 7942-1041 1014">
          <text:p/>
        </draw:connector>
        <draw:line draw:style-name="gr9" draw:text-style-name="P1" draw:layer="layout" svg:x1="4.07cm" svg:y1="13.436cm" svg:x2="18.04cm" svg:y2="13.436cm">
          <text:p/>
        </draw:line>
        <draw:frame draw:style-name="gr8" draw:text-style-name="P2" draw:layer="layout" svg:width="2.908cm" svg:height="4.136cm" svg:x="17.337cm" svg:y="13.936cm">
          <draw:text-box>
            <text:p><text:span text:style-name="T1">after push</text:span></text:p>
            <text:p><text:span text:style-name="T2">Phase 2</text:span></text:p>
            <text:p><text:span text:style-name="T1"/></text:p>
            <text:p><text:span text:style-name="T1">Merge last DEV on integration branch</text:span></text:p>
          </draw:text-box>
        </draw:frame>
        <draw:frame draw:style-name="gr12" draw:text-style-name="P4" draw:layer="layout" svg:width="2.907cm" svg:height="0.725cm" svg:x="12.733cm" svg:y="2.905cm">
          <draw:text-box>
            <text:p><text:span text:style-name="T4">INT/develop</text:span></text:p>
          </draw:text-box>
        </draw:frame>
        <draw:line draw:style-name="gr2" draw:text-style-name="P1" draw:layer="layout" svg:x1="12.325cm" svg:y1="7.321cm" svg:x2="12.325cm" svg:y2="13.036cm">
          <text:p/>
        </draw:line>
        <draw:custom-shape draw:style-name="gr5" draw:text-style-name="P1" draw:layer="layout" svg:width="3.175cm" svg:height="0.635cm" svg:x="7.385cm" svg:y="12.4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4" draw:layer="layout" svg:width="2.54cm" svg:height="0.725cm" svg:x="14.131cm" svg:y="5.458cm">
          <draw:text-box>
            <text:p><text:span text:style-name="T4">FTR/topic</text:span></text:p>
          </draw:text-box>
        </draw:frame>
        <draw:custom-shape draw:style-name="gr4" draw:text-style-name="P1" xml:id="id8" draw:id="id8" draw:layer="layout" svg:width="0.426cm" svg:height="0.439cm" svg:x="12.039cm" svg:y="1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095cm" svg:y1="9.267cm" svg:x2="12.101cm" svg:y2="10.154cm" draw:start-shape="id7" draw:start-glue-point="9" draw:end-shape="id8" draw:end-glue-point="5" svg:d="m11095 9267 1006 887">
          <text:p/>
        </draw:connector>
        <draw:frame draw:style-name="gr10" draw:text-style-name="P4" draw:layer="layout" svg:width="2.54cm" svg:height="0.725cm" svg:x="14.131cm" svg:y="7.858cm">
          <draw:text-box>
            <text:p><text:span text:style-name="T4">DEV/000</text:span></text:p>
          </draw:text-box>
        </draw:frame>
        <draw:custom-shape draw:style-name="gr5" draw:text-style-name="P1" xml:id="id1" draw:id="id1" draw:layer="layout" svg:width="0.426cm" svg:height="0.439cm" svg:x="13.535cm" svg:y="15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0.426cm" svg:height="0.439cm" svg:x="12.165cm" svg:y="14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591cm" svg:y1="14.321cm" svg:x2="13.597cm" svg:y2="15.635cm" draw:start-shape="id9" draw:start-glue-point="10" draw:end-shape="id1" draw:end-glue-point="5" svg:d="m12591 14321 1006 1314">
          <text:p/>
        </draw:connector>
        <draw:frame draw:style-name="gr11" draw:text-style-name="P4" draw:layer="layout" svg:width="2.54cm" svg:height="0.725cm" svg:x="14.124cm" svg:y="15.14cm">
          <draw:text-box>
            <text:p><text:span text:style-name="T4">FTR/topic</text:span></text:p>
          </draw:text-box>
        </draw:frame>
        <draw:custom-shape draw:style-name="gr5" draw:text-style-name="P1" xml:id="id10" draw:id="id10" draw:layer="layout" svg:width="0.426cm" svg:height="0.439cm" svg:x="10.76cm" svg:y="15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165cm" svg:y1="14.321cm" svg:x2="11.124cm" svg:y2="15.335cm" draw:start-shape="id9" draw:start-glue-point="6" draw:end-shape="id10" draw:end-glue-point="11" svg:d="m12165 14321-1041 1014">
          <text:p/>
        </draw:connector>
        <draw:frame draw:style-name="gr12" draw:text-style-name="P4" draw:layer="layout" svg:width="2.907cm" svg:height="0.725cm" svg:x="12.833cm" svg:y="18.445cm">
          <draw:text-box>
            <text:p><text:span text:style-name="T4">INT/develop</text:span></text:p>
          </draw:text-box>
        </draw:frame>
        <draw:custom-shape draw:style-name="gr5" draw:text-style-name="P1" xml:id="id11" draw:id="id11" draw:layer="layout" svg:width="0.426cm" svg:height="0.439cm" svg:x="12.068cm" svg:y="16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124cm" svg:y1="15.646cm" svg:x2="12.13cm" svg:y2="16.533cm" draw:start-shape="id10" draw:start-glue-point="9" draw:end-shape="id11" draw:end-glue-point="5" svg:d="m11124 15646 1006 887">
          <text:p/>
        </draw:connector>
        <draw:frame draw:style-name="gr10" draw:text-style-name="P4" draw:layer="layout" svg:width="2.54cm" svg:height="0.725cm" svg:x="14.16cm" svg:y="14.437cm">
          <draw:text-box>
            <text:p><text:span text:style-name="T4">DEV/000</text:span></text:p>
          </draw:text-box>
        </draw:frame>
        <draw:custom-shape draw:style-name="gr4" draw:text-style-name="P1" xml:id="id2" draw:id="id2" draw:layer="layout" svg:width="0.426cm" svg:height="0.439cm" svg:x="12.068cm" svg:y="17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359cm" svg:y1="20.085cm" svg:x2="12.359cm" svg:y2="25.8cm">
          <text:p/>
        </draw:line>
        <draw:connector draw:style-name="gr3" draw:text-style-name="P1" draw:layer="layout" draw:type="line" svg:x1="13.753cm" svg:y1="22.395cm" svg:x2="12.437cm" svg:y2="24.419cm" draw:start-shape="id12" draw:start-glue-point="8" draw:end-shape="id13" draw:end-glue-point="11" svg:d="m13753 22395-1316 2024">
          <text:p/>
        </draw:connector>
        <draw:line draw:style-name="gr9" draw:text-style-name="P1" draw:layer="layout" svg:x1="4.075cm" svg:y1="19.821cm" svg:x2="18.045cm" svg:y2="19.821cm">
          <text:p/>
        </draw:line>
        <draw:frame draw:style-name="gr8" draw:text-style-name="P2" draw:layer="layout" svg:width="2.908cm" svg:height="3.026cm" svg:x="17.342cm" svg:y="20.321cm">
          <draw:text-box>
            <text:p><text:span text:style-name="T1">after push</text:span></text:p>
            <text:p><text:span text:style-name="T2">Phase 3</text:span></text:p>
            <text:p><text:span text:style-name="T1"/></text:p>
            <text:p><text:span text:style-name="T1">Push on <text:s/>origin</text:span></text:p>
          </draw:text-box>
        </draw:frame>
        <draw:custom-shape draw:style-name="gr5" draw:text-style-name="P1" xml:id="id12" draw:id="id12" draw:layer="layout" svg:width="0.426cm" svg:height="0.439cm" svg:x="13.54cm" svg:y="21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0.426cm" svg:height="0.439cm" svg:x="12.17cm" svg:y="20.4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596cm" svg:y1="20.706cm" svg:x2="13.602cm" svg:y2="22.02cm" draw:start-shape="id14" draw:start-glue-point="10" draw:end-shape="id12" draw:end-glue-point="5" svg:d="m12596 20706 1006 1314">
          <text:p/>
        </draw:connector>
        <draw:frame draw:style-name="gr11" draw:text-style-name="P4" draw:layer="layout" svg:width="2.54cm" svg:height="0.725cm" svg:x="13.829cm" svg:y="21.225cm">
          <draw:text-box>
            <text:p><text:span text:style-name="T4">FTR/topic</text:span></text:p>
          </draw:text-box>
        </draw:frame>
        <draw:custom-shape draw:style-name="gr5" draw:text-style-name="P1" xml:id="id15" draw:id="id15" draw:layer="layout" svg:width="0.426cm" svg:height="0.439cm" svg:x="10.765cm" svg:y="21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17cm" svg:y1="20.706cm" svg:x2="11.129cm" svg:y2="21.72cm" draw:start-shape="id14" draw:start-glue-point="6" draw:end-shape="id15" draw:end-glue-point="11" svg:d="m12170 20706-1041 1014">
          <text:p/>
        </draw:connector>
        <draw:custom-shape draw:style-name="gr5" draw:text-style-name="P1" xml:id="id16" draw:id="id16" draw:layer="layout" svg:width="0.426cm" svg:height="0.439cm" svg:x="12.073cm" svg:y="22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129cm" svg:y1="22.031cm" svg:x2="12.135cm" svg:y2="22.918cm" draw:start-shape="id15" draw:start-glue-point="9" draw:end-shape="id16" draw:end-glue-point="5" svg:d="m11129 22031 1006 887">
          <text:p/>
        </draw:connector>
        <draw:frame draw:style-name="gr10" draw:text-style-name="P4" draw:layer="layout" svg:width="2.54cm" svg:height="0.725cm" svg:x="13.865cm" svg:y="20.522cm">
          <draw:text-box>
            <text:p><text:span text:style-name="T4">DEV/000</text:span></text:p>
          </draw:text-box>
        </draw:frame>
        <draw:custom-shape draw:style-name="gr4" draw:text-style-name="P1" xml:id="id13" draw:id="id13" draw:layer="layout" svg:width="0.426cm" svg:height="0.439cm" svg:x="12.073cm" svg:y="24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82cm" svg:y1="1.635cm" svg:x2="8.82cm" svg:y2="26.4cm">
          <text:p/>
        </draw:line>
        <draw:line draw:style-name="gr9" draw:text-style-name="P1" draw:layer="layout" svg:x1="16.92cm" svg:y1="1.636cm" svg:x2="16.92cm" svg:y2="26.401cm">
          <text:p/>
        </draw:line>
        <draw:line draw:style-name="gr2" draw:text-style-name="P1" draw:layer="layout" svg:x1="4.659cm" svg:y1="20.086cm" svg:x2="4.659cm" svg:y2="25.801cm">
          <text:p/>
        </draw:line>
        <draw:custom-shape draw:style-name="gr5" draw:text-style-name="P1" xml:id="id17" draw:id="id17" draw:layer="layout" svg:width="0.426cm" svg:height="0.439cm" svg:x="5.84cm" svg:y="21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053cm" svg:y1="22.396cm" svg:x2="4.737cm" svg:y2="24.42cm" draw:start-shape="id17" draw:start-glue-point="8" draw:end-shape="id18" draw:end-glue-point="11" svg:d="m6053 22396-1316 2024">
          <text:p/>
        </draw:connector>
        <draw:custom-shape draw:style-name="gr5" draw:text-style-name="P1" xml:id="id19" draw:id="id19" draw:layer="layout" svg:width="0.426cm" svg:height="0.439cm" svg:x="4.47cm" svg:y="20.4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896cm" svg:y1="20.707cm" svg:x2="5.902cm" svg:y2="22.021cm" draw:start-shape="id19" draw:start-glue-point="10" draw:end-shape="id17" draw:end-glue-point="5" svg:d="m4896 20707 1006 1314">
          <text:p/>
        </draw:connector>
        <draw:custom-shape draw:style-name="gr1" draw:text-style-name="P1" draw:layer="layout" svg:width="1.57cm" svg:height="1.505cm" svg:x="5.245cm" svg:y="21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2.54cm" svg:height="0.725cm" svg:x="6.129cm" svg:y="21.226cm">
          <draw:text-box>
            <text:p><text:span text:style-name="T4">FTR/topic</text:span></text:p>
          </draw:text-box>
        </draw:frame>
        <draw:custom-shape draw:style-name="gr5" draw:text-style-name="P1" xml:id="id20" draw:id="id20" draw:layer="layout" svg:width="0.426cm" svg:height="0.439cm" svg:x="3.065cm" svg:y="21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47cm" svg:y1="20.707cm" svg:x2="3.429cm" svg:y2="21.721cm" draw:start-shape="id19" draw:start-glue-point="6" draw:end-shape="id20" draw:end-glue-point="11" svg:d="m4470 20707-1041 1014">
          <text:p/>
        </draw:connector>
        <draw:frame draw:style-name="gr12" draw:text-style-name="P4" draw:layer="layout" svg:width="2.907cm" svg:height="0.725cm" svg:x="5.038cm" svg:y="24.331cm">
          <draw:text-box>
            <text:p><text:span text:style-name="T4">INT/develop</text:span></text:p>
          </draw:text-box>
        </draw:frame>
        <draw:custom-shape draw:style-name="gr5" draw:text-style-name="P1" xml:id="id21" draw:id="id21" draw:layer="layout" svg:width="0.426cm" svg:height="0.439cm" svg:x="4.373cm" svg:y="2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429cm" svg:y1="22.032cm" svg:x2="4.435cm" svg:y2="22.919cm" draw:start-shape="id20" draw:start-glue-point="9" draw:end-shape="id21" draw:end-glue-point="5" svg:d="m3429 22032 1006 887">
          <text:p/>
        </draw:connector>
        <draw:frame draw:style-name="gr10" draw:text-style-name="P4" draw:layer="layout" svg:width="2.54cm" svg:height="0.725cm" svg:x="6.165cm" svg:y="20.523cm">
          <draw:text-box>
            <text:p><text:span text:style-name="T4">DEV/000</text:span></text:p>
          </draw:text-box>
        </draw:frame>
        <draw:custom-shape draw:style-name="gr5" draw:text-style-name="P1" xml:id="id18" draw:id="id18" draw:layer="layout" svg:width="0.426cm" svg:height="0.439cm" svg:x="4.373cm" svg:y="24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175cm" svg:height="0.635cm" svg:x="7.786cm" svg:y="25.8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4.917cm" svg:y1="2.806cm" svg:x2="4.917cm" svg:y2="6.616cm">
          <text:p/>
        </draw:line>
        <draw:custom-shape draw:style-name="gr5" draw:text-style-name="P1" xml:id="id23" draw:id="id23" draw:layer="layout" svg:width="0.426cm" svg:height="0.439cm" svg:x="3.276cm" svg:y="4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2" draw:id="id22" draw:layer="layout" svg:width="0.426cm" svg:height="0.439cm" svg:x="4.753cm" svg:y="3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815cm" svg:y1="3.887cm" svg:x2="3.64cm" svg:y2="4.612cm" draw:start-shape="id22" draw:start-glue-point="7" draw:end-shape="id23" draw:end-glue-point="11" svg:d="m4815 3887-1175 725">
          <text:p/>
        </draw:connector>
        <draw:custom-shape draw:style-name="gr5" draw:text-style-name="P1" xml:id="id24" draw:id="id24" draw:layer="layout" svg:width="0.426cm" svg:height="0.439cm" svg:x="4.756cm" svg:y="5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64cm" svg:y1="4.923cm" svg:x2="4.818cm" svg:y2="5.723cm" draw:start-shape="id23" draw:start-glue-point="9" draw:end-shape="id24" draw:end-glue-point="5" svg:d="m3640 4923 1178 800">
          <text:p/>
        </draw:connector>
        <draw:frame draw:style-name="gr11" draw:text-style-name="P4" draw:layer="layout" svg:width="2.907cm" svg:height="0.725cm" svg:x="5.543cm" svg:y="5.625cm">
          <draw:text-box>
            <text:p><text:span text:style-name="T4">INT/develop</text:span></text:p>
          </draw:text-box>
        </draw:frame>
        <draw:line draw:style-name="gr2" draw:text-style-name="P1" draw:layer="layout" svg:x1="4.917cm" svg:y1="8.506cm" svg:x2="4.917cm" svg:y2="12.316cm">
          <text:p/>
        </draw:line>
        <draw:custom-shape draw:style-name="gr5" draw:text-style-name="P1" xml:id="id26" draw:id="id26" draw:layer="layout" svg:width="0.426cm" svg:height="0.439cm" svg:x="3.276cm" svg:y="10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5" draw:id="id25" draw:layer="layout" svg:width="0.426cm" svg:height="0.439cm" svg:x="4.753cm" svg:y="9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815cm" svg:y1="9.587cm" svg:x2="3.64cm" svg:y2="10.312cm" draw:start-shape="id25" draw:start-glue-point="7" draw:end-shape="id26" draw:end-glue-point="11" svg:d="m4815 9587-1175 725">
          <text:p/>
        </draw:connector>
        <draw:custom-shape draw:style-name="gr5" draw:text-style-name="P1" xml:id="id27" draw:id="id27" draw:layer="layout" svg:width="0.426cm" svg:height="0.439cm" svg:x="4.756cm" svg:y="11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64cm" svg:y1="10.623cm" svg:x2="4.818cm" svg:y2="11.423cm" draw:start-shape="id26" draw:start-glue-point="9" draw:end-shape="id27" draw:end-glue-point="5" svg:d="m3640 10623 1178 800">
          <text:p/>
        </draw:connector>
        <draw:frame draw:style-name="gr11" draw:text-style-name="P4" draw:layer="layout" svg:width="2.907cm" svg:height="0.725cm" svg:x="5.543cm" svg:y="11.325cm">
          <draw:text-box>
            <text:p><text:span text:style-name="T4">INT/develop</text:span></text:p>
          </draw:text-box>
        </draw:frame>
        <draw:frame draw:style-name="gr7" draw:text-style-name="P5" draw:layer="layout" svg:width="0.832cm" svg:height="0.763cm" svg:x="4.175cm" svg:y="5.762cm">
          <draw:text-box>
            <text:p><text:span text:style-name="T5">B</text:span></text:p>
          </draw:text-box>
        </draw:frame>
        <draw:frame draw:style-name="gr7" draw:text-style-name="P5" draw:layer="layout" svg:width="0.832cm" svg:height="0.763cm" svg:x="4.175cm" svg:y="11.563cm">
          <draw:text-box>
            <text:p><text:span text:style-name="T5">B</text:span></text:p>
          </draw:text-box>
        </draw:frame>
        <draw:line draw:style-name="gr2" draw:text-style-name="P1" draw:layer="layout" svg:x1="4.917cm" svg:y1="14.306cm" svg:x2="4.917cm" svg:y2="18.116cm">
          <text:p/>
        </draw:line>
        <draw:custom-shape draw:style-name="gr5" draw:text-style-name="P1" xml:id="id29" draw:id="id29" draw:layer="layout" svg:width="0.426cm" svg:height="0.439cm" svg:x="3.276cm" svg:y="16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8" draw:id="id28" draw:layer="layout" svg:width="0.426cm" svg:height="0.439cm" svg:x="4.753cm" svg:y="15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815cm" svg:y1="15.387cm" svg:x2="3.64cm" svg:y2="16.112cm" draw:start-shape="id28" draw:start-glue-point="7" draw:end-shape="id29" draw:end-glue-point="11" svg:d="m4815 15387-1175 725">
          <text:p/>
        </draw:connector>
        <draw:custom-shape draw:style-name="gr5" draw:text-style-name="P1" xml:id="id30" draw:id="id30" draw:layer="layout" svg:width="0.426cm" svg:height="0.439cm" svg:x="4.756cm" svg:y="17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64cm" svg:y1="16.423cm" svg:x2="4.818cm" svg:y2="17.223cm" draw:start-shape="id29" draw:start-glue-point="9" draw:end-shape="id30" draw:end-glue-point="5" svg:d="m3640 16423 1178 800">
          <text:p/>
        </draw:connector>
        <draw:frame draw:style-name="gr11" draw:text-style-name="P4" draw:layer="layout" svg:width="2.907cm" svg:height="0.725cm" svg:x="5.543cm" svg:y="17.125cm">
          <draw:text-box>
            <text:p><text:span text:style-name="T4">INT/develop</text:span></text:p>
          </draw:text-box>
        </draw:frame>
        <draw:frame draw:style-name="gr7" draw:text-style-name="P5" draw:layer="layout" svg:width="0.832cm" svg:height="0.763cm" svg:x="4.175cm" svg:y="17.363cm">
          <draw:text-box>
            <text:p><text:span text:style-name="T5">B</text:span></text:p>
          </draw:text-box>
        </draw:frame>
        <draw:frame draw:style-name="gr13" draw:text-style-name="P4" draw:layer="layout" svg:width="1.7cm" svg:height="0.725cm" svg:x="14.135cm" svg:y="4.085cm">
          <draw:text-box>
            <text:p><text:span text:style-name="T4">HEAD</text:span></text:p>
          </draw:text-box>
        </draw:frame>
        <draw:frame draw:style-name="gr7" draw:text-style-name="P5" draw:layer="layout" svg:width="0.832cm" svg:height="0.763cm" svg:x="12.868cm" svg:y="4.81cm">
          <draw:text-box>
            <text:p><text:span text:style-name="T5">A</text:span></text:p>
          </draw:text-box>
        </draw:frame>
        <draw:frame draw:style-name="gr7" draw:text-style-name="P5" draw:layer="layout" svg:width="0.832cm" svg:height="0.763cm" svg:x="12.868cm" svg:y="8.611cm">
          <draw:text-box>
            <text:p><text:span text:style-name="T5">A</text:span></text:p>
          </draw:text-box>
        </draw:frame>
        <draw:frame draw:style-name="gr13" draw:text-style-name="P4" draw:layer="layout" svg:width="1.7cm" svg:height="0.725cm" svg:x="12.831cm" svg:y="9.73cm">
          <draw:text-box>
            <text:p><text:span text:style-name="T4">HEAD</text:span></text:p>
          </draw:text-box>
        </draw:frame>
        <draw:frame draw:style-name="gr11" draw:text-style-name="P4" draw:layer="layout" svg:width="2.907cm" svg:height="0.725cm" svg:x="12.894cm" svg:y="10.365cm">
          <draw:text-box>
            <text:p><text:span text:style-name="T4">INT/develop</text:span></text:p>
          </draw:text-box>
        </draw:frame>
        <draw:g>
          <draw:g>
            <draw:frame draw:style-name="gr14" draw:text-style-name="P4" draw:layer="layout" svg:width="1.27cm" svg:height="0.725cm" svg:x="12.826cm" svg:y="11.001cm">
              <draw:text-box>
                <text:p><text:span text:style-name="T4">INT/</text:span></text:p>
              </draw:text-box>
            </draw:frame>
            <draw:frame draw:style-name="gr15" draw:text-style-name="P4" draw:layer="layout" svg:width="1.856cm" svg:height="0.725cm" svg:x="13.945cm" svg:y="11cm">
              <draw:text-box>
                <text:p><text:span text:style-name="T4">develop</text:span></text:p>
              </draw:text-box>
            </draw:frame>
          </draw:g>
        </draw:g>
        <draw:frame draw:style-name="gr7" draw:text-style-name="P5" draw:layer="layout" svg:width="0.832cm" svg:height="0.763cm" svg:x="11.598cm" svg:y="10.397cm">
          <draw:text-box>
            <text:p><text:span text:style-name="T5">B</text:span></text:p>
          </draw:text-box>
        </draw:frame>
        <draw:frame draw:style-name="gr7" draw:text-style-name="P5" draw:layer="layout" svg:width="0.832cm" svg:height="0.763cm" svg:x="12.233cm" svg:y="15.805cm">
          <draw:text-box>
            <text:p><text:span text:style-name="T5">B</text:span></text:p>
          </draw:text-box>
        </draw:frame>
        <draw:g>
          <draw:g>
            <draw:frame draw:style-name="gr14" draw:text-style-name="P4" draw:layer="layout" svg:width="1.27cm" svg:height="0.725cm" svg:x="9.02cm" svg:y="16.585cm">
              <draw:text-box>
                <text:p><text:span text:style-name="T4">INT/</text:span></text:p>
              </draw:text-box>
            </draw:frame>
            <draw:frame draw:style-name="gr15" draw:text-style-name="P4" draw:layer="layout" svg:width="1.856cm" svg:height="0.725cm" svg:x="10.139cm" svg:y="16.584cm">
              <draw:text-box>
                <text:p><text:span text:style-name="T4">develop</text:span></text:p>
              </draw:text-box>
            </draw:frame>
          </draw:g>
        </draw:g>
        <draw:frame draw:style-name="gr13" draw:text-style-name="P4" draw:layer="layout" svg:width="1.7cm" svg:height="0.725cm" svg:x="12.835cm" svg:y="17.72cm">
          <draw:text-box>
            <text:p><text:span text:style-name="T4">HEAD</text:span></text:p>
          </draw:text-box>
        </draw:frame>
        <draw:frame draw:style-name="gr7" draw:text-style-name="P5" draw:layer="layout" svg:width="0.832cm" svg:height="0.763cm" svg:x="13.638cm" svg:y="15.812cm">
          <draw:text-box>
            <text:p><text:span text:style-name="T5">A</text:span></text:p>
          </draw:text-box>
        </draw:frame>
        <draw:frame draw:style-name="gr7" draw:text-style-name="P5" draw:layer="layout" svg:width="0.832cm" svg:height="0.763cm" svg:x="11.438cm" svg:y="17.713cm">
          <draw:text-box>
            <text:p><text:span text:style-name="T5">C</text:span></text:p>
          </draw:text-box>
        </draw:frame>
        <draw:frame draw:style-name="gr7" draw:text-style-name="P5" draw:layer="layout" svg:width="0.832cm" svg:height="0.763cm" svg:x="3.878cm" svg:y="23.097cm">
          <draw:text-box>
            <text:p><text:span text:style-name="T5">B</text:span></text:p>
          </draw:text-box>
        </draw:frame>
        <draw:frame draw:style-name="gr7" draw:text-style-name="P5" draw:layer="layout" svg:width="0.832cm" svg:height="0.763cm" svg:x="6.08cm" svg:y="22.055cm">
          <draw:text-box>
            <text:p><text:span text:style-name="T5">A</text:span></text:p>
          </draw:text-box>
        </draw:frame>
        <draw:frame draw:style-name="gr7" draw:text-style-name="P5" draw:layer="layout" svg:width="0.832cm" svg:height="0.763cm" svg:x="3.878cm" svg:y="24.595cm">
          <draw:text-box>
            <text:p><text:span text:style-name="T5">C</text:span></text:p>
          </draw:text-box>
        </draw:frame>
        <draw:frame draw:style-name="gr7" draw:text-style-name="P5" draw:layer="layout" svg:width="0.832cm" svg:height="0.763cm" svg:x="11.578cm" svg:y="24.596cm">
          <draw:text-box>
            <text:p><text:span text:style-name="T5">C</text:span></text:p>
          </draw:text-box>
        </draw:frame>
        <draw:frame draw:style-name="gr7" draw:text-style-name="P5" draw:layer="layout" svg:width="0.832cm" svg:height="0.763cm" svg:x="11.533cm" svg:y="23.006cm">
          <draw:text-box>
            <text:p><text:span text:style-name="T5">B</text:span></text:p>
          </draw:text-box>
        </draw:frame>
        <draw:frame draw:style-name="gr7" draw:text-style-name="P5" draw:layer="layout" svg:width="0.832cm" svg:height="0.763cm" svg:x="13.7cm" svg:y="22.162cm">
          <draw:text-box>
            <text:p><text:span text:style-name="T5">A</text:span></text:p>
          </draw:text-box>
        </draw:frame>
        <draw:frame draw:style-name="gr13" draw:text-style-name="P4" draw:layer="layout" svg:width="1.7cm" svg:height="0.725cm" svg:x="13.07cm" svg:y="23.769cm">
          <draw:text-box>
            <text:p><text:span text:style-name="T4">HEAD</text:span></text:p>
          </draw:text-box>
        </draw:frame>
        <draw:frame draw:style-name="gr11" draw:text-style-name="P4" draw:layer="layout" svg:width="2.907cm" svg:height="0.725cm" svg:x="13.133cm" svg:y="24.404cm">
          <draw:text-box>
            <text:p><text:span text:style-name="T4">INT/develop</text:span></text:p>
          </draw:text-box>
        </draw:frame>
        <draw:g>
          <draw:g>
            <draw:frame draw:style-name="gr14" draw:text-style-name="P4" draw:layer="layout" svg:width="1.27cm" svg:height="0.725cm" svg:x="13.065cm" svg:y="25.04cm">
              <draw:text-box>
                <text:p><text:span text:style-name="T4">INT/</text:span></text:p>
              </draw:text-box>
            </draw:frame>
            <draw:frame draw:style-name="gr15" draw:text-style-name="P4" draw:layer="layout" svg:width="1.856cm" svg:height="0.725cm" svg:x="14.184cm" svg:y="25.039cm">
              <draw:text-box>
                <text:p><text:span text:style-name="T4">develop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495cm" fo:margin-left="1cm" fo:margin-right="0.73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10T15:07:58</meta:creation-date>
    <dc:date>2012-02-16T10:37:24</dc:date>
    <dc:creator>vallea </dc:creator>
    <meta:editing-duration>PT16M38S</meta:editing-duration>
    <meta:editing-cycles>7</meta:editing-cycles>
    <meta:generator>LibreOffice/3.3$Linux LibreOffice_project/330m19$Build-301</meta:generator>
    <meta:document-statistic meta:object-count="128"/>
  </office:meta>
</office:document-meta>
</file>